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Monospace" svg:font-family="Monospace" style:font-family-generic="roman"/>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d20ab"/>
    </style:style>
    <style:style style:name="P2" style:family="paragraph" style:parent-style-name="Standard">
      <style:text-properties officeooo:paragraph-rsid="00216776"/>
    </style:style>
    <style:style style:name="P3" style:family="paragraph" style:parent-style-name="Standard">
      <style:text-properties fo:font-weight="bold" officeooo:rsid="00233663" officeooo:paragraph-rsid="00233663" style:font-weight-asian="bold" style:font-weight-complex="bold"/>
    </style:style>
    <style:style style:name="P4" style:family="paragraph" style:parent-style-name="Standard">
      <style:text-properties fo:font-weight="bold" officeooo:rsid="00216776" officeooo:paragraph-rsid="00216776" style:font-weight-asian="bold" style:font-weight-complex="bold"/>
    </style:style>
    <style:style style:name="P5" style:family="paragraph" style:parent-style-name="Standard">
      <style:text-properties fo:font-weight="normal" officeooo:rsid="00233663" officeooo:paragraph-rsid="00263ed6" style:font-weight-asian="normal" style:font-weight-complex="normal"/>
    </style:style>
    <style:style style:name="P6" style:family="paragraph" style:parent-style-name="Standard">
      <style:text-properties fo:font-weight="normal" officeooo:rsid="00252cd9" officeooo:paragraph-rsid="00252cd9" style:font-weight-asian="normal" style:font-weight-complex="normal"/>
    </style:style>
    <style:style style:name="P7" style:family="paragraph" style:parent-style-name="Standard">
      <style:text-properties fo:font-weight="normal" officeooo:rsid="00252cd9" officeooo:paragraph-rsid="00378674" style:font-weight-asian="normal" style:font-weight-complex="normal"/>
    </style:style>
    <style:style style:name="P8" style:family="paragraph" style:parent-style-name="Standard">
      <style:text-properties fo:font-weight="normal" officeooo:rsid="0025ff3d" officeooo:paragraph-rsid="0025ff3d" style:font-weight-asian="normal" style:font-weight-complex="normal"/>
    </style:style>
    <style:style style:name="P9" style:family="paragraph" style:parent-style-name="Standard">
      <style:text-properties fo:font-weight="normal" officeooo:rsid="00263ed6" officeooo:paragraph-rsid="00263ed6" style:font-weight-asian="normal" style:font-weight-complex="normal"/>
    </style:style>
    <style:style style:name="P10" style:family="paragraph" style:parent-style-name="Standard">
      <style:text-properties fo:font-weight="normal" officeooo:rsid="00265136" officeooo:paragraph-rsid="00265136" style:font-weight-asian="normal" style:font-weight-complex="normal"/>
    </style:style>
    <style:style style:name="P11" style:family="paragraph" style:parent-style-name="Standard">
      <style:text-properties fo:font-weight="normal" officeooo:rsid="0026e0e7" officeooo:paragraph-rsid="0026e0e7" style:font-weight-asian="normal" style:font-weight-complex="normal"/>
    </style:style>
    <style:style style:name="P12" style:family="paragraph" style:parent-style-name="Standard">
      <style:text-properties officeooo:paragraph-rsid="00265136"/>
    </style:style>
    <style:style style:name="P13" style:family="paragraph" style:parent-style-name="Standard">
      <style:text-properties officeooo:rsid="001d20ab" officeooo:paragraph-rsid="001d20ab"/>
    </style:style>
    <style:style style:name="P14" style:family="paragraph" style:parent-style-name="Standard">
      <style:text-properties officeooo:rsid="00216776" officeooo:paragraph-rsid="001d20ab"/>
    </style:style>
    <style:style style:name="P15" style:family="paragraph" style:parent-style-name="Standard">
      <style:text-properties officeooo:rsid="00216776" officeooo:paragraph-rsid="00216776"/>
    </style:style>
    <style:style style:name="P16" style:family="paragraph" style:parent-style-name="Standard">
      <style:text-properties fo:font-size="14pt" fo:font-weight="bold" officeooo:rsid="00263ed6" officeooo:paragraph-rsid="00263ed6" style:font-size-asian="14pt" style:font-weight-asian="bold" style:font-size-complex="14pt" style:font-weight-complex="bold"/>
    </style:style>
    <style:style style:name="P17" style:family="paragraph" style:parent-style-name="Standard">
      <style:text-properties fo:font-size="14pt" fo:font-weight="bold" officeooo:rsid="002cd2d2" officeooo:paragraph-rsid="002cd2d2" style:font-size-asian="14pt" style:font-weight-asian="bold" style:font-size-complex="14pt" style:font-weight-complex="bold"/>
    </style:style>
    <style:style style:name="P18" style:family="paragraph" style:parent-style-name="Standard">
      <style:text-properties fo:font-size="14pt" fo:font-weight="bold" officeooo:rsid="00265136" officeooo:paragraph-rsid="00265136" style:font-size-asian="14pt" style:font-weight-asian="bold" style:font-size-complex="14pt" style:font-weight-complex="bold"/>
    </style:style>
    <style:style style:name="P19" style:family="paragraph" style:parent-style-name="Standard">
      <style:text-properties fo:font-size="14pt" fo:font-weight="bold" officeooo:rsid="0036c920" officeooo:paragraph-rsid="0036c920" style:font-size-asian="14pt" style:font-weight-asian="bold" style:font-size-complex="14pt" style:font-weight-complex="bold"/>
    </style:style>
    <style:style style:name="P20" style:family="paragraph" style:parent-style-name="Standard">
      <style:text-properties fo:font-size="14pt" fo:font-weight="bold" officeooo:rsid="00378674" officeooo:paragraph-rsid="00378674" style:font-size-asian="14pt" style:font-weight-asian="bold" style:font-size-complex="14pt" style:font-weight-complex="bold"/>
    </style:style>
    <style:style style:name="P21" style:family="paragraph" style:parent-style-name="Standard">
      <style:text-properties fo:font-size="13pt" fo:font-weight="bold" officeooo:rsid="0026e0e7" officeooo:paragraph-rsid="0026e0e7" style:font-size-asian="13pt" style:font-weight-asian="bold" style:font-size-complex="13pt" style:font-weight-complex="bold"/>
    </style:style>
    <style:style style:name="P22" style:family="paragraph" style:parent-style-name="Standard">
      <style:text-properties officeooo:rsid="0027e0e9" officeooo:paragraph-rsid="0026e0e7"/>
    </style:style>
    <style:style style:name="P23" style:family="paragraph" style:parent-style-name="Standard">
      <style:text-properties officeooo:rsid="0027e0e9" officeooo:paragraph-rsid="0027e0e9"/>
    </style:style>
    <style:style style:name="P24" style:family="paragraph" style:parent-style-name="Standard">
      <style:text-properties officeooo:rsid="0029acf0" officeooo:paragraph-rsid="0029acf0"/>
    </style:style>
    <style:style style:name="P25" style:family="paragraph" style:parent-style-name="Standard">
      <style:text-properties officeooo:rsid="002a01e8" officeooo:paragraph-rsid="002a01e8"/>
    </style:style>
    <style:style style:name="P26" style:family="paragraph" style:parent-style-name="Standard">
      <style:text-properties officeooo:rsid="002a9d93" officeooo:paragraph-rsid="002a9d93"/>
    </style:style>
    <style:style style:name="P27" style:family="paragraph" style:parent-style-name="Standard">
      <style:text-properties officeooo:rsid="002c63ba" officeooo:paragraph-rsid="002c63ba"/>
    </style:style>
    <style:style style:name="P28" style:family="paragraph" style:parent-style-name="Standard">
      <style:text-properties officeooo:rsid="002cd2d2" officeooo:paragraph-rsid="002cd2d2"/>
    </style:style>
    <style:style style:name="P29" style:family="paragraph" style:parent-style-name="Standard">
      <style:text-properties officeooo:rsid="002d995e" officeooo:paragraph-rsid="002d995e"/>
    </style:style>
    <style:style style:name="P30" style:family="paragraph" style:parent-style-name="Standard">
      <style:text-properties officeooo:rsid="00265136" officeooo:paragraph-rsid="00265136"/>
    </style:style>
    <style:style style:name="P31" style:family="paragraph" style:parent-style-name="Standard">
      <style:text-properties fo:color="#1f9f5f" style:font-name="Monospace" fo:font-size="10pt" officeooo:rsid="00265136" officeooo:paragraph-rsid="00265136" style:font-size-asian="10pt"/>
    </style:style>
    <style:style style:name="P32" style:family="paragraph" style:parent-style-name="Standard">
      <style:text-properties fo:color="#1f9f5f" style:font-name="Monospace" fo:font-size="10pt" fo:font-weight="normal" officeooo:rsid="00265136" officeooo:paragraph-rsid="00265136" style:font-size-asian="10pt" style:font-weight-asian="normal" style:font-weight-complex="normal"/>
    </style:style>
    <style:style style:name="P33" style:family="paragraph" style:parent-style-name="Standard">
      <style:text-properties fo:color="#1f9f5f" style:font-name="Monospace" fo:font-size="10pt" fo:font-weight="normal" officeooo:rsid="0026e0e7" officeooo:paragraph-rsid="0026e0e7" style:font-size-asian="10pt" style:font-weight-asian="normal" style:font-weight-complex="normal"/>
    </style:style>
    <style:style style:name="P34" style:family="paragraph" style:parent-style-name="Standard">
      <style:text-properties fo:color="#1f9f5f" style:font-name="Monospace" fo:font-size="10pt" fo:font-weight="normal" officeooo:rsid="003d2e2f" officeooo:paragraph-rsid="0026e0e7" style:font-size-asian="10pt" style:font-weight-asian="normal" style:font-weight-complex="normal"/>
    </style:style>
    <style:style style:name="P35" style:family="paragraph" style:parent-style-name="Standard">
      <style:text-properties officeooo:paragraph-rsid="00263ed6"/>
    </style:style>
    <style:style style:name="P36" style:family="paragraph" style:parent-style-name="Standard">
      <style:text-properties officeooo:paragraph-rsid="00303911"/>
    </style:style>
    <style:style style:name="P37" style:family="paragraph" style:parent-style-name="Standard">
      <style:text-properties officeooo:rsid="00263ed6" officeooo:paragraph-rsid="00263ed6"/>
    </style:style>
    <style:style style:name="P38" style:family="paragraph" style:parent-style-name="Standard">
      <style:text-properties officeooo:rsid="00303118" officeooo:paragraph-rsid="00303118"/>
    </style:style>
    <style:style style:name="P39" style:family="paragraph" style:parent-style-name="Standard">
      <style:text-properties officeooo:rsid="00303911" officeooo:paragraph-rsid="00303911"/>
    </style:style>
    <style:style style:name="P40" style:family="paragraph" style:parent-style-name="Standard">
      <style:text-properties officeooo:paragraph-rsid="00233663"/>
    </style:style>
    <style:style style:name="P41" style:family="paragraph" style:parent-style-name="Standard">
      <style:text-properties officeooo:paragraph-rsid="00378674"/>
    </style:style>
    <style:style style:name="P42" style:family="paragraph" style:parent-style-name="Standard">
      <style:text-properties officeooo:rsid="00233663" officeooo:paragraph-rsid="00233663"/>
    </style:style>
    <style:style style:name="P43" style:family="paragraph" style:parent-style-name="Standard">
      <style:text-properties fo:color="#000000" officeooo:rsid="00378674" officeooo:paragraph-rsid="00378674"/>
    </style:style>
    <style:style style:name="P44" style:family="paragraph" style:parent-style-name="Standard">
      <style:text-properties fo:color="#000000" style:font-name="Monospace" fo:font-size="10pt" fo:font-weight="normal" officeooo:rsid="003d2e2f" officeooo:paragraph-rsid="003d2e2f" style:font-size-asian="10pt" style:font-weight-asian="normal" style:font-weight-complex="normal"/>
    </style:style>
    <style:style style:name="P45" style:family="paragraph" style:parent-style-name="Standard">
      <style:text-properties fo:color="#000000" style:font-name="Monospace" fo:font-size="10pt" fo:font-weight="normal" officeooo:rsid="0026e0e7" officeooo:paragraph-rsid="003d2e2f" style:font-size-asian="10pt" style:font-weight-asian="normal" style:font-weight-complex="normal"/>
    </style:style>
    <style:style style:name="P46" style:family="paragraph" style:parent-style-name="Standard">
      <style:text-properties fo:color="#000000" officeooo:paragraph-rsid="00406552"/>
    </style:style>
    <style:style style:name="P47" style:family="paragraph" style:parent-style-name="Standard">
      <style:text-properties fo:color="#000000" officeooo:paragraph-rsid="0044cce6"/>
    </style:style>
    <style:style style:name="P48" style:family="paragraph" style:parent-style-name="Standard">
      <style:text-properties fo:color="#008000" officeooo:paragraph-rsid="0045e9b3"/>
    </style:style>
    <style:style style:name="P49" style:family="paragraph" style:parent-style-name="Standard">
      <style:text-properties fo:color="#008000" officeooo:paragraph-rsid="00441a44"/>
    </style:style>
    <style:style style:name="P50" style:family="paragraph" style:parent-style-name="Standard">
      <style:text-properties fo:color="#008000" officeooo:paragraph-rsid="00401a90"/>
    </style:style>
    <style:style style:name="P51" style:family="paragraph" style:parent-style-name="Standard">
      <style:text-properties fo:color="#008000" style:font-name="Monospace" fo:font-size="10pt" officeooo:rsid="00265136" officeooo:paragraph-rsid="00401a90" style:font-size-asian="10pt"/>
    </style:style>
    <style:style style:name="P52" style:family="paragraph" style:parent-style-name="Standard" style:master-page-name="Standard">
      <style:paragraph-properties style:page-number="auto"/>
      <style:text-properties fo:font-size="16pt" fo:font-weight="bold" officeooo:rsid="001d20ab" officeooo:paragraph-rsid="001d20ab" style:font-size-asian="16pt" style:font-weight-asian="bold" style:font-size-complex="16pt" style:font-weight-complex="bold"/>
    </style:style>
    <style:style style:name="P53" style:family="paragraph" style:parent-style-name="Standard" style:list-style-name="L1">
      <style:text-properties officeooo:paragraph-rsid="00233663"/>
    </style:style>
    <style:style style:name="P54" style:family="paragraph" style:parent-style-name="Standard" style:list-style-name="L1">
      <style:text-properties fo:font-weight="bold" officeooo:rsid="00233663" officeooo:paragraph-rsid="00378674" style:font-weight-asian="bold" style:font-weight-complex="bold"/>
    </style:style>
    <style:style style:name="P55" style:family="paragraph" style:parent-style-name="Standard" style:list-style-name="L1">
      <style:text-properties fo:font-weight="bold" officeooo:rsid="00233663" officeooo:paragraph-rsid="00233663" style:font-weight-asian="bold" style:font-weight-complex="bold"/>
    </style:style>
    <style:style style:name="P56" style:family="paragraph" style:parent-style-name="Standard">
      <style:text-properties fo:color="#000000" style:font-name="Monospace" fo:font-size="10pt" fo:font-weight="normal" officeooo:rsid="003d2e2f" officeooo:paragraph-rsid="003d2e2f" style:font-size-asian="10pt" style:font-weight-asian="normal" style:font-weight-complex="normal"/>
    </style:style>
    <style:style style:name="P57" style:family="paragraph" style:parent-style-name="Standard">
      <style:text-properties fo:color="#000000" style:font-name="Monospace" fo:font-size="10pt" fo:font-weight="normal" officeooo:rsid="003f4c0f" officeooo:paragraph-rsid="003f4c0f" style:font-size-asian="10pt" style:font-weight-asian="normal" style:font-weight-complex="normal"/>
    </style:style>
    <style:style style:name="P58" style:family="paragraph" style:parent-style-name="Standard">
      <style:text-properties fo:color="#000000" style:font-name="Monospace" fo:font-size="10pt" fo:font-weight="normal" officeooo:rsid="003f4c0f" officeooo:paragraph-rsid="00487dd2" style:font-size-asian="10pt" style:font-weight-asian="normal" style:font-weight-complex="normal"/>
    </style:style>
    <style:style style:name="P59" style:family="paragraph" style:parent-style-name="Standard">
      <style:text-properties fo:color="#000000" style:font-name="Monospace" fo:font-size="10pt" fo:font-weight="normal" officeooo:rsid="00401a90" officeooo:paragraph-rsid="00401a90" style:font-size-asian="10pt" style:font-weight-asian="normal" style:font-weight-complex="normal"/>
    </style:style>
    <style:style style:name="P60" style:family="paragraph" style:parent-style-name="Standard">
      <style:text-properties fo:color="#000000" style:font-name="Monospace" fo:font-size="10pt" fo:font-weight="normal" officeooo:rsid="00406552" officeooo:paragraph-rsid="00406552" style:font-size-asian="10pt" style:font-weight-asian="normal" style:font-weight-complex="normal"/>
    </style:style>
    <style:style style:name="P61" style:family="paragraph" style:parent-style-name="Standard">
      <style:text-properties fo:color="#000000" style:font-name="Monospace" fo:font-size="10pt" fo:font-weight="normal" officeooo:rsid="0041b031" officeooo:paragraph-rsid="0041b031" style:font-size-asian="10pt" style:font-weight-asian="normal" style:font-weight-complex="normal"/>
    </style:style>
    <style:style style:name="P62" style:family="paragraph" style:parent-style-name="Standard">
      <style:text-properties fo:color="#000000" style:font-name="Monospace" fo:font-size="10pt" fo:font-weight="normal" officeooo:rsid="00441a44" officeooo:paragraph-rsid="00441a44" style:font-size-asian="10pt" style:font-weight-asian="normal" style:font-weight-complex="normal"/>
    </style:style>
    <style:style style:name="P63" style:family="paragraph" style:parent-style-name="Standard">
      <style:text-properties fo:color="#000000" style:font-name="Monospace" fo:font-size="10pt" fo:font-weight="normal" officeooo:rsid="0045e9b3" officeooo:paragraph-rsid="0045e9b3" style:font-size-asian="10pt" style:font-weight-asian="normal" style:font-weight-complex="normal"/>
    </style:style>
    <style:style style:name="P64" style:family="paragraph" style:parent-style-name="Standard">
      <style:text-properties fo:color="#000000" style:font-name="Monospace" fo:font-size="10pt" fo:font-weight="normal" officeooo:rsid="00469c63" officeooo:paragraph-rsid="00469c63" style:font-size-asian="10pt" style:font-weight-asian="normal" style:font-weight-complex="normal"/>
    </style:style>
    <style:style style:name="P65" style:family="paragraph" style:parent-style-name="Standard">
      <style:text-properties fo:color="#008000" style:font-name="Monospace" fo:font-size="10pt" fo:font-weight="normal" officeooo:rsid="00401a90" officeooo:paragraph-rsid="00401a90" style:font-size-asian="10pt" style:font-weight-asian="normal" style:font-weight-complex="normal"/>
    </style:style>
    <style:style style:name="P66" style:family="paragraph" style:parent-style-name="Standard">
      <style:text-properties fo:color="#008000" style:font-name="Monospace" fo:font-size="10pt" fo:font-weight="normal" officeooo:rsid="00406552" officeooo:paragraph-rsid="00406552" style:font-size-asian="10pt" style:font-weight-asian="normal" style:font-weight-complex="normal"/>
    </style:style>
    <style:style style:name="P67" style:family="paragraph" style:parent-style-name="Standard">
      <style:text-properties fo:color="#008000" style:font-name="Monospace" fo:font-size="10pt" fo:font-weight="normal" officeooo:rsid="00441a44" officeooo:paragraph-rsid="00441a44" style:font-size-asian="10pt" style:font-weight-asian="normal" style:font-weight-complex="normal"/>
    </style:style>
    <style:style style:name="P68" style:family="paragraph" style:parent-style-name="Standard">
      <style:text-properties fo:color="#008000" style:font-name="Monospace" fo:font-size="10pt" fo:font-weight="normal" officeooo:rsid="0045e9b3" officeooo:paragraph-rsid="0045e9b3" style:font-size-asian="10pt" style:font-weight-asian="normal" style:font-weight-complex="normal"/>
    </style:style>
    <style:style style:name="P69" style:family="paragraph" style:parent-style-name="Standard">
      <style:text-properties fo:color="#008000" style:font-name="Monospace" fo:font-size="10pt" fo:font-weight="normal" officeooo:rsid="00469c63" officeooo:paragraph-rsid="00469c63" style:font-size-asian="10pt" style:font-weight-asian="normal" style:font-weight-complex="normal"/>
    </style:style>
    <style:style style:name="P70" style:family="paragraph" style:parent-style-name="Standard">
      <style:text-properties fo:color="#1f9f5f" style:font-name="Monospace" fo:font-size="10pt" fo:font-weight="normal" officeooo:rsid="00401a90" officeooo:paragraph-rsid="00401a90" style:font-size-asian="10pt" style:font-weight-asian="normal" style:font-weight-complex="normal"/>
    </style:style>
    <style:style style:name="P71" style:family="paragraph" style:parent-style-name="Standard">
      <style:text-properties fo:color="#1f9f5f" style:font-name="Monospace" fo:font-size="10pt" fo:font-weight="normal" officeooo:rsid="00406552" officeooo:paragraph-rsid="00406552" style:font-size-asian="10pt" style:font-weight-asian="normal" style:font-weight-complex="normal"/>
    </style:style>
    <style:style style:name="P72" style:family="paragraph" style:parent-style-name="Standard">
      <style:text-properties fo:color="#1f9f5f" style:font-name="Monospace" fo:font-size="10pt" fo:font-weight="normal" officeooo:rsid="00441a44" officeooo:paragraph-rsid="00441a44" style:font-size-asian="10pt" style:font-weight-asian="normal" style:font-weight-complex="normal"/>
    </style:style>
    <style:style style:name="P73" style:family="paragraph" style:parent-style-name="Standard">
      <style:text-properties fo:color="#1f9f5f" style:font-name="Monospace" fo:font-size="10pt" fo:font-weight="normal" officeooo:rsid="00441a44" officeooo:paragraph-rsid="0045e9b3" style:font-size-asian="10pt" style:font-weight-asian="normal" style:font-weight-complex="normal"/>
    </style:style>
    <style:style style:name="P74" style:family="paragraph" style:parent-style-name="Standard">
      <style:text-properties fo:color="#1f9f5f" style:font-name="Monospace" fo:font-size="10pt" fo:font-weight="normal" officeooo:rsid="00469c63" officeooo:paragraph-rsid="00469c63" style:font-size-asian="10pt" style:font-weight-asian="normal" style:font-weight-complex="normal"/>
    </style:style>
    <style:style style:name="T1" style:family="text">
      <style:text-properties officeooo:rsid="001d20ab"/>
    </style:style>
    <style:style style:name="T2" style:family="text">
      <style:text-properties officeooo:rsid="00216776"/>
    </style:style>
    <style:style style:name="T3" style:family="text">
      <style:text-properties officeooo:rsid="00233663"/>
    </style:style>
    <style:style style:name="T4" style:family="text">
      <style:text-properties fo:color="#000000" style:font-name="Monospace" fo:font-size="10pt" style:font-size-asian="10pt"/>
    </style:style>
    <style:style style:name="T5" style:family="text">
      <style:text-properties fo:color="#000000" style:font-name="Monospace" fo:font-size="10pt" officeooo:rsid="00265136" style:font-size-asian="10pt"/>
    </style:style>
    <style:style style:name="T6" style:family="text">
      <style:text-properties fo:color="#000000" style:font-name="Times New Roman" fo:font-size="12pt" officeooo:rsid="00252cd9" fo:background-color="transparent" style:font-size-asian="12pt" style:font-size-complex="12pt"/>
    </style:style>
    <style:style style:name="T7" style:family="text">
      <style:text-properties fo:color="#000000" style:font-name="Times New Roman" fo:font-size="12pt" officeooo:rsid="00233663" fo:background-color="transparent" style:font-size-asian="12pt" style:font-size-complex="12pt"/>
    </style:style>
    <style:style style:name="T8" style:family="text">
      <style:text-properties fo:color="#000000" officeooo:rsid="00233663"/>
    </style:style>
    <style:style style:name="T9" style:family="text">
      <style:text-properties fo:color="#000000" officeooo:rsid="0036c920"/>
    </style:style>
    <style:style style:name="T10" style:family="text">
      <style:text-properties style:font-name="Times New Roman" fo:font-size="12pt" officeooo:rsid="00233663" style:font-size-asian="12pt" style:font-size-complex="12pt"/>
    </style:style>
    <style:style style:name="T11" style:family="text">
      <style:text-properties fo:font-weight="normal" officeooo:rsid="00252cd9" style:font-weight-asian="normal" style:font-weight-complex="normal"/>
    </style:style>
    <style:style style:name="T12" style:family="text">
      <style:text-properties fo:font-weight="normal" officeooo:rsid="00263ed6" style:font-weight-asian="normal" style:font-weight-complex="normal"/>
    </style:style>
    <style:style style:name="T13" style:family="text">
      <style:text-properties officeooo:rsid="00263ed6"/>
    </style:style>
    <style:style style:name="T14" style:family="text">
      <style:text-properties fo:color="#3f3faf" style:font-name="Monospace" fo:font-size="10pt" style:font-size-asian="10pt"/>
    </style:style>
    <style:style style:name="T15" style:family="text">
      <style:text-properties officeooo:rsid="00303118"/>
    </style:style>
    <style:style style:name="T16" style:family="text">
      <style:text-properties officeooo:rsid="00303911"/>
    </style:style>
    <style:style style:name="T17" style:family="text">
      <style:text-properties officeooo:rsid="003397c3"/>
    </style:style>
    <style:style style:name="T18" style:family="text">
      <style:text-properties officeooo:rsid="00378674"/>
    </style:style>
    <style:style style:name="T19" style:family="text">
      <style:text-properties fo:font-weight="bold" style:font-weight-asian="bold" style:font-weight-complex="bold"/>
    </style:style>
    <style:style style:name="T20" style:family="text">
      <style:text-properties fo:font-weight="bold" officeooo:rsid="00233663" style:font-weight-asian="bold" style:font-weight-complex="bold"/>
    </style:style>
    <style:style style:name="T21" style:family="text">
      <style:text-properties fo:font-weight="bold" officeooo:rsid="00378674" style:font-weight-asian="bold" style:font-weight-complex="bold"/>
    </style:style>
    <style:style style:name="T22" style:family="text">
      <style:text-properties officeooo:rsid="003d2e2f"/>
    </style:style>
    <style:style style:name="T23" style:family="text">
      <style:text-properties style:font-name="Monospace" fo:font-size="10pt" fo:font-weight="normal" officeooo:rsid="00401a90" style:font-size-asian="10pt" style:font-weight-asian="normal" style:font-weight-complex="normal"/>
    </style:style>
    <style:style style:name="T24" style:family="text">
      <style:text-properties style:font-name="Monospace" fo:font-size="10pt" fo:font-weight="normal" officeooo:rsid="00406552" style:font-size-asian="10pt" style:font-weight-asian="normal" style:font-weight-complex="normal"/>
    </style:style>
    <style:style style:name="T25" style:family="text">
      <style:text-properties style:font-name="Monospace" fo:font-size="10pt" fo:font-weight="normal" officeooo:rsid="00441a44" style:font-size-asian="10pt" style:font-weight-asian="normal" style:font-weight-complex="normal"/>
    </style:style>
    <style:style style:name="T26" style:family="text">
      <style:text-properties style:font-name="Monospace" fo:font-size="10pt" fo:font-weight="normal" officeooo:rsid="0044cce6" style:font-size-asian="10pt" style:font-weight-asian="normal" style:font-weight-complex="normal"/>
    </style:style>
    <style:style style:name="T27" style:family="text">
      <style:text-properties style:font-name="Monospace" fo:font-size="10pt" fo:font-weight="normal" officeooo:rsid="0045e9b3" style:font-size-asian="10pt" style:font-weight-asian="normal" style:font-weight-complex="normal"/>
    </style:style>
    <style:style style:name="T28" style:family="text">
      <style:text-properties style:font-name="Monospace" fo:font-size="10pt" fo:font-weight="normal" officeooo:rsid="00487dd2" style:font-size-asian="10pt" style:font-weight-asian="normal" style:font-weight-complex="normal"/>
    </style:style>
    <style:style style:name="T29" style:family="text">
      <style:text-properties officeooo:rsid="00487dd2"/>
    </style:style>
    <style:style style:name="T30" style:family="text">
      <style:text-properties fo:color="#008000" officeooo:rsid="00487dd2"/>
    </style:style>
    <style:style style:name="T31" style:family="text">
      <style:text-properties fo:color="#008000" officeooo:rsid="0040655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Powell Center Data Sets</text:p>
      <text:p text:style-name="P13"/>
      <text:p text:style-name="P1"><text:span text:style-name="T1">The simulations for the projects Texture, Disturbances, Invasive, Vegetation Boundary, and Land Use all generate the same structured data format. Normally, the data would be in comma separated files each corresponding with the table. The size of these tables, as large as 42 GB, would prohibit any productive use of these tables without further splitting. Further splitting would reduce ones ability to quickly compare different data sets. A sql database referenced here is one that would be useful to a wide range of people without a lot of overhead in the learning process. With a few simple commands, a graphical interface, or a plug in anyone can quickly analyze data.</text:span></text:p>
      <text:p text:style-name="P14"/>
      <text:p text:style-name="P4">Why SQLite</text:p>
      <text:p text:style-name="P2"><text:span text:style-name="T2">SQLite is portable, requires no persistent process, no configuration, and is a transactional SQL database engine. The actual database is nothing more then a file on the hard drive. This makes the database easy to move and use on different operating systems. To learn more about SQLite database visit the website </text:span><text:a xlink:type="simple" xlink:href="http://www.sqlite.org/"><text:span text:style-name="T2">www.sqlite.org</text:span></text:a><text:span text:style-name="T2">.</text:span></text:p>
      <text:p text:style-name="P15"/>
      <text:p text:style-name="P19">Scenario Data</text:p>
      <text:p text:style-name="P40"><text:span text:style-name="T3">All the projects have the same structured output. Scenario data is located in one database. The scenario database, which contains all the output tables, file name is “dbTables.db”.</text:span><text:span text:style-name="T8"> </text:span><text:span text:style-name="T9">The tables within</text:span><text:span text:style-name="T3"> are the aggregation tables from the runs. It has 21 unique tables, each table representing an aggregated output or grouped output. The standard deviation to these tables is also in the database with a similar name. These tables are dependent on options set before simulation runs. The tables with daily values are the majority.</text:span></text:p>
      <text:p text:style-name="P42"/>
      <text:p text:style-name="P43">Tables within dbTables.db</text:p>
      <text:p text:style-name="P43">---Overall Aggregates--- The variable output_aggregates is used to turn on/off the columns of this table.</text:p>
      <text:list xml:id="list1888009930678546117" text:style-name="L1">
        <text:list-item>
          <text:p text:style-name="P53"><text:span text:style-name="T20">aggregation_overall_mean </text:span><text:span text:style-name="T21">- </text:span><text:span text:style-name="T11">There are 51 options available, around 47 was set for these projects. They can be grouped into inputs, climate and weather, climatic dryness, climatic control, yearly water balance, daily extreme <text:s/>values, ecological dryness, mean monthly values, and potential regeneration. </text:span></text:p>
        </text:list-item>
      </text:list>
      <text:p text:style-name="P41"><text:span text:style-name="T3">---Daily Tables--- The variable</text:span><text:span text:style-name="T10"> </text:span><text:span text:style-name="T7">output_aggregate_daily </text:span><text:span text:style-name="T6">is used to turn on or off the following outputs</text:span></text:p>
      <text:list xml:id="list160004374940293" text:continue-numbering="true" text:style-name="L1">
        <text:list-item>
          <text:p text:style-name="P54">aggregation_seasons_dailyvalues_aet_mean</text:p>
        </text:list-item>
        <text:list-item>
          <text:p text:style-name="P55">aggregation_seasons_dailyvalues_deepdrainage_mean</text:p>
        </text:list-item>
        <text:list-item>
          <text:p text:style-name="P55">aggregation_seasons_dailyvalues_evaporationsoil_mean</text:p>
        </text:list-item>
        <text:list-item>
          <text:p text:style-name="P55">aggregation_seasons_dailyvalues_evaporationsurface_mean</text:p>
        </text:list-item>
        <text:list-item>
          <text:p text:style-name="P55">aggregation_seasons_dailyvalues_evaporationtotal_mean</text:p>
        </text:list-item>
        <text:list-item>
          <text:p text:style-name="P55">aggregation_seasons_dailyvalues_infiltration_mean</text:p>
        </text:list-item>
        <text:list-item>
          <text:p text:style-name="P55">aggregation_seasons_dailyvalues_pet_mean</text:p>
        </text:list-item>
        <text:list-item>
          <text:p text:style-name="P55">aggregation_seasons_dailyvalues_rain_mean</text:p>
        </text:list-item>
        <text:list-item>
          <text:p text:style-name="P55">aggregation_seasons_dailyvalues_runoff_mean</text:p>
        </text:list-item>
        <text:list-item>
          <text:p text:style-name="P55">aggregation_seasons_dailyvalues_snowfall_mean</text:p>
        </text:list-item>
        <text:list-item>
          <text:p text:style-name="P55">aggregation_seasons_dailyvalues_snowmelt_mean</text:p>
        </text:list-item>
        <text:list-item>
          <text:p text:style-name="P55">aggregation_seasons_dailyvalues_snowpack_mean</text:p>
        </text:list-item>
        <text:list-item>
          <text:p text:style-name="P55">aggregation_seasons_dailyvalues_swa_mean *</text:p>
        </text:list-item>
        <text:list-item>
          <text:p text:style-name="P55">aggregation_seasons_dailyvalues_swc_mean *</text:p>
        </text:list-item>
        <text:list-item>
          <text:p text:style-name="P55">aggregation_seasons_dailyvalues_swp_mean *</text:p>
        </text:list-item>
        <text:list-item>
          <text:p text:style-name="P55">aggregation_seasons_dailyvalues_temperaturemax_mean</text:p>
        </text:list-item>
        <text:list-item>
          <text:p text:style-name="P55">aggregation_seasons_dailyvalues_temperaturemin_mean</text:p>
        </text:list-item>
        <text:list-item>
          <text:p text:style-name="P55"><text:soft-page-break/>aggregation_seasons_dailyvalues_totalprecipitation_mean</text:p>
        </text:list-item>
        <text:list-item>
          <text:p text:style-name="P55">aggregation_seasons_dailyvalues_transpiration_mean *</text:p>
        </text:list-item>
        <text:list-item>
          <text:p text:style-name="P55">aggregation_seasons_dailyvalues_vwc_mean *</text:p>
        </text:list-item>
      </text:list>
      <text:p text:style-name="P3"/>
      <text:p text:style-name="P6"><text:span text:style-name="T18">The daily</text:span> tables are all <text:span text:style-name="T17">formatted</text:span> the same. <text:span text:style-name="T18">T</text:span>he first columns until the Scenario column give information about the row<text:span text:style-name="T17">s (e.g., site location, elevation, treatment level, etc.)</text:span>. The columns following correspond to a day of the year. The tables marked <text:span text:style-name="T17">with an asterisk </text:span>above relate to an output that describes soil layers. These tables have an additional column <text:span text:style-name="T15">in the header</text:span> indicating the layer.</text:p>
      <text:p text:style-name="P6"/>
      <text:p text:style-name="P20">Ensemble Data</text:p>
      <text:p text:style-name="P7"><text:span text:style-name="T18">The other database files which have a naming schema 'dbEnsemble_Aggregation *.db'. The * represents a table name from above list (e.g. swa, overall, vwc, etc). The name of the database file corresponds to a table. This means that there are 21 different ensemble database files. The tables in that database correspond to the ensemble name and rank level used to generate that table. There are two ensemble families: SRESA2 and SRESB1. There are three ranks: 2,8,15. Three tables are generated for each ensemble family for each rank. This means there should be 18 tables in each ensemble database.</text:span></text:p>
      <text:p text:style-name="P8"/>
      <text:p text:style-name="P16">Getting Started with SQLite</text:p>
      <text:p text:style-name="P5"><text:span text:style-name="T13">Download and install the binaries for your OS. Visit </text:span><text:a xlink:type="simple" xlink:href="http://www.sqlite.org/download.html"><text:span text:style-name="T13">www.sqlite.org/download.html</text:span></text:a><text:span text:style-name="T13"> to download binaries.</text:span></text:p>
      <text:p text:style-name="P9"/>
      <text:p text:style-name="P9">If you are planning on using R to view the data, you can install the package RSQLite from the package database. <text:span text:style-name="T15">From R the command would be, install.packages(“RSQLite”).</text:span></text:p>
      <text:p text:style-name="P9"/>
      <text:p text:style-name="P35"><text:span text:style-name="T12">Python also has module to interact with a sqlite database. See </text:span><text:a xlink:type="simple" xlink:href="http://docs.python.org/2/library/sqlite3.html"><text:span text:style-name="T13">http://docs.python.org/2/library/sqlite3.html</text:span></text:a></text:p>
      <text:p text:style-name="P37"/>
      <text:p text:style-name="P38">Ubuntu has a graphical application called sqliteman. </text:p>
      <text:p text:style-name="P39"/>
      <text:p text:style-name="P36"><text:span text:style-name="T16">OSX has multiple applications, a comparative list can be found at </text:span><text:a xlink:type="simple" xlink:href="http://www.barefeetware.com/sqlite/compare/?mlp"><text:span text:style-name="T16">http://www.barefeetware.com/sqlite/compare/?mlp</text:span></text:a></text:p>
      <text:p text:style-name="P39"/>
      <text:p text:style-name="P39">Windows multiple options as well for a graphical interface. Some are listed below.</text:p>
      <text:p text:style-name="P36"><text:a xlink:type="simple" xlink:href="http://sqlitebrowser.sourceforge.net/"><text:span text:style-name="T16">http://sqlitebrowser.sourceforge.net/</text:span></text:a></text:p>
      <text:p text:style-name="P36"><text:a xlink:type="simple" xlink:href="http://sqliteadmin.orbmu2k.de/"><text:span text:style-name="T16">http://sqliteadmin.orbmu2k.de/</text:span></text:a></text:p>
      <text:p text:style-name="P36"><text:a xlink:type="simple" xlink:href="http://sqlitestudio.one.pl/"><text:span text:style-name="T16">http://sqlitestudio.one.pl/</text:span></text:a></text:p>
      <text:p text:style-name="P39"/>
      <text:p text:style-name="P21">SQL basics</text:p>
      <text:p text:style-name="P22"/>
      <text:p text:style-name="P23">Structured Query Language is an international standard for database manipulation. The following will give a brief overview of getting data out of the database.</text:p>
      <text:p text:style-name="P23"/>
      <text:p text:style-name="P24">SQL is used to Select rows and columns from the database and return them to you.</text:p>
      <text:p text:style-name="P24"/>
      <text:p text:style-name="P24">A basic syntax for selecting all the rows in a table daily.aet is</text:p>
      <text:p text:style-name="P24"/>
      <text:p text:style-name="P24">SELECT * FROM daily.aet;</text:p>
      <text:p text:style-name="P24"/>
      <text:p text:style-name="P25"><text:soft-page-break/>“*” says select all the columns in the table. Using a list of column names in the form (column_1, column_2, …..), one could select only the columns needed from the table.</text:p>
      <text:p text:style-name="P25"/>
      <text:p text:style-name="P26">Using WHERE will let you select only the rows that you require.</text:p>
      <text:p text:style-name="P26"/>
      <text:p text:style-name="P27">SELECT * FROM daily.aet WHERE RunID = 5;</text:p>
      <text:p text:style-name="P27"/>
      <text:p text:style-name="P27">This would select all the rows where the column RunID is equal to five. You can also use these operators, =, &lt;&gt;,&gt;,&lt;,&gt;=,&lt;=, BETWEEN, LIKE, IN.</text:p>
      <text:p text:style-name="P27"/>
      <text:p text:style-name="P27">Select rows between a value.</text:p>
      <text:p text:style-name="P27">SELECT * FROM daily.aet WHERE RunID BETWEEN 5 AND 10;</text:p>
      <text:p text:style-name="P27">Select a ensemble family from the table.</text:p>
      <text:p text:style-name="P27">SELECT * FROM daily.aet WHERE Scenario LIKE '%srbsa2%';</text:p>
      <text:p text:style-name="P25"/>
      <text:p text:style-name="P28">Multiple row conditions can be applied by using AND and OR statements.</text:p>
      <text:p text:style-name="P28">SELECT P_id, Label FROM daily.aet WHERE RunID = 10 AND Scenario LIKE '%SRESA2';</text:p>
      <text:p text:style-name="P28"/>
      <text:p text:style-name="P17">Terminal and SQLite</text:p>
      <text:p text:style-name="P28"/>
      <text:p text:style-name="P28">After installing sqlite, sqlite3 command will be available in the terminal. Viewing rows on the terminal is not the best way to look at large sets of data. One can use sqlite3 to export the data to a csv file. Once content with the sql output simple enter this into the sqlite3 session.</text:p>
      <text:p text:style-name="P29">&gt; sqlite3 'databasename.db'</text:p>
      <text:p text:style-name="P28">.mode csv</text:p>
      <text:p text:style-name="P28">.header on</text:p>
      <text:p text:style-name="P28">.out file.csv</text:p>
      <text:p text:style-name="P28">SELECT STATMENT;</text:p>
      <text:p text:style-name="P28"/>
      <text:p text:style-name="P28">If you need the data from multiple database tables, use sqlite's ATTACH statement;</text:p>
      <text:p text:style-name="P28"/>
      <text:p text:style-name="P28">&gt; sqlite3</text:p>
      <text:p text:style-name="P29">sqlite&gt; ATTACH 'dbname1.db' AS X;</text:p>
      <text:p text:style-name="P29">sqlite&gt; ATTACH 'dbname2.db' AS Y;</text:p>
      <text:p text:style-name="P29">SELECT * FROM X.daily.aet;</text:p>
      <text:p text:style-name="P29">SELECT * FROM Y.daily.swp;</text:p>
      <text:p text:style-name="P29"/>
      <text:p text:style-name="P28"/>
      <text:p text:style-name="P18">R and SQLite</text:p>
      <text:p text:style-name="P30"/>
      <text:p text:style-name="P30">R has a package called RSQlite that makes dealing with SQLite database easy. To install type the following into the R session.</text:p>
      <text:p text:style-name="P12"><text:span text:style-name="T5">install.packages(</text:span><text:span text:style-name="T14">"RSQLite"</text:span><text:span text:style-name="T4">)</text:span></text:p>
      <text:p text:style-name="P30">To use the package use the following lines</text:p>
      <text:p text:style-name="P31">library(RSQLite)</text:p>
      <text:p text:style-name="P31">drv &lt;- dbDriver("SQLite")</text:p>
      <text:p text:style-name="P31">con &lt;- dbConnect(drv, "path/to/database/file")</text:p>
      <text:p text:style-name="P30"/>
      <text:p text:style-name="P10">List Tables in the database file</text:p>
      <text:p text:style-name="P32"><text:soft-page-break/>dbListTables(con)</text:p>
      <text:p text:style-name="P10"/>
      <text:p text:style-name="P10">To send a query</text:p>
      <text:p text:style-name="P32">res &lt;- dbSendQuery(con, "SQL STATEMENT GOES HERE")</text:p>
      <text:p text:style-name="P11">To fetch results, n is the number of rows you want, -1 will give you all selected rows.</text:p>
      <text:p text:style-name="P33">data &lt;- fetch(res,-1)</text:p>
      <text:p text:style-name="P11">Clear results</text:p>
      <text:p text:style-name="P33">dbClearResult(res)</text:p>
      <text:p text:style-name="P34"/>
      <text:p text:style-name="P44">The last three steps can be replaced by dbGetQuery(con, “SQL STATMENT”)</text:p>
      <text:p text:style-name="P45"><text:span text:style-name="T22">This function combines those steps into one function, but this function lacks the ability to keep results and the ability to return only a certain amount of rows.</text:span></text:p>
      <text:p text:style-name="P44"/>
      <text:p text:style-name="P44"/>
      <text:p text:style-name="P58"><text:span text:style-name="T19">Example</text:span>: <text:span text:style-name="T29">Compare the output for '</text:span><text:span text:style-name="T31">TtoAET_mean</text:span><text:span text:style-name="T30">'</text:span><text:span text:style-name="T29"> of all sites in region 1 between current and ensemble scenarios</text:span></text:p>
      <text:p text:style-name="P57"/>
      <text:p text:style-name="P59">#First lets load RSQLite package and Connect to the database</text:p>
      <text:p text:style-name="P51">library(RSQLite)</text:p>
      <text:p text:style-name="P51">drv &lt;- dbDriver("SQLite")</text:p>
      <text:p text:style-name="P65">con &lt;- dbConnect(drv, "/home/ryan/Documents/Work/1_PC_TempDry_Simulations_Prj04_r1_Rsoilwat/4_Data_SWOutputAggregated/dbTables.db")</text:p>
      <text:p text:style-name="P70"/>
      <text:p text:style-name="P59">#Let see what tables are in the database</text:p>
      <text:p text:style-name="P50"><text:span text:style-name="T24">Tables &lt;- </text:span><text:span text:style-name="T23">dbListTables(con)</text:span></text:p>
      <text:p text:style-name="P66">Tables</text:p>
      <text:p text:style-name="P59"><text:s/>[1] "Aggregation_Overall_Mean" <text:s text:c="31"/></text:p>
      <text:p text:style-name="P59"><text:s/>[2] "Aggregation_Overall_SD" <text:s text:c="33"/></text:p>
      <text:p text:style-name="P59"><text:s/>[3] "Aggregation_Seasons_DailyValues_AET_Mean" <text:s text:c="15"/></text:p>
      <text:p text:style-name="P59"><text:s/>[4] "Aggregation_Seasons_DailyValues_AET_SD" <text:s text:c="17"/></text:p>
      <text:p text:style-name="P59"><text:s/>[5] "Aggregation_Seasons_DailyValues_DeepDrainage_Mean" <text:s text:c="6"/></text:p>
      <text:p text:style-name="P59"><text:s/>[6] "Aggregation_Seasons_DailyValues_DeepDrainage_SD" <text:s text:c="8"/></text:p>
      <text:p text:style-name="P59"><text:s/>[7] "Aggregation_Seasons_DailyValues_EvaporationSoil_Mean" <text:s text:c="3"/></text:p>
      <text:p text:style-name="P59"><text:s/>[8] "Aggregation_Seasons_DailyValues_EvaporationSoil_SD" <text:s text:c="5"/></text:p>
      <text:p text:style-name="P59"><text:s/>[9] "Aggregation_Seasons_DailyValues_EvaporationSurface_Mean" </text:p>
      <text:p text:style-name="P59">[10] "Aggregation_Seasons_DailyValues_EvaporationSurface_SD" <text:s text:c="2"/></text:p>
      <text:p text:style-name="P59">[11] "Aggregation_Seasons_DailyValues_EvaporationTotal_Mean" <text:s text:c="2"/></text:p>
      <text:p text:style-name="P59">[12] "Aggregation_Seasons_DailyValues_EvaporationTotal_SD" <text:s text:c="4"/></text:p>
      <text:p text:style-name="P59">[13] "Aggregation_Seasons_DailyValues_Infiltration_Mean" <text:s text:c="6"/></text:p>
      <text:p text:style-name="P59">[14] "Aggregation_Seasons_DailyValues_Infiltration_SD" <text:s text:c="8"/></text:p>
      <text:p text:style-name="P59">[15] "Aggregation_Seasons_DailyValues_PET_Mean" <text:s text:c="15"/></text:p>
      <text:p text:style-name="P59">[16] "Aggregation_Seasons_DailyValues_PET_SD" <text:s text:c="17"/></text:p>
      <text:p text:style-name="P59">[17] "Aggregation_Seasons_DailyValues_Rain_Mean" <text:s text:c="14"/></text:p>
      <text:p text:style-name="P59">[18] "Aggregation_Seasons_DailyValues_Rain_SD" <text:s text:c="16"/></text:p>
      <text:p text:style-name="P59">[19] "Aggregation_Seasons_DailyValues_Runoff_Mean" <text:s text:c="12"/></text:p>
      <text:p text:style-name="P59">[20] "Aggregation_Seasons_DailyValues_Runoff_SD" <text:s text:c="14"/></text:p>
      <text:p text:style-name="P59">[21] "Aggregation_Seasons_DailyValues_SWAatSWPcrit1500kPa_Mean" </text:p>
      <text:p text:style-name="P59">[22] "Aggregation_Seasons_DailyValues_SWAatSWPcrit1500kPa_SD" <text:s/></text:p>
      <text:p text:style-name="P59">[23] "Aggregation_Seasons_DailyValues_SWAatSWPcrit3000kPa_Mean" </text:p>
      <text:p text:style-name="P59">[24] "Aggregation_Seasons_DailyValues_SWAatSWPcrit3000kPa_SD" <text:s/></text:p>
      <text:p text:style-name="P59">[25] "Aggregation_Seasons_DailyValues_SWAatSWPcrit3500kPa_Mean" </text:p>
      <text:p text:style-name="P59">[26] "Aggregation_Seasons_DailyValues_SWAatSWPcrit3500kPa_SD" <text:s/></text:p>
      <text:p text:style-name="P59">[27] "Aggregation_Seasons_DailyValues_SWAatSWPcrit3900kPa_Mean" </text:p>
      <text:p text:style-name="P59">[28] "Aggregation_Seasons_DailyValues_SWAatSWPcrit3900kPa_SD" <text:s/></text:p>
      <text:p text:style-name="P59">[29] "Aggregation_Seasons_DailyValues_SWC_Mean" <text:s text:c="15"/></text:p>
      <text:p text:style-name="P59">[30] "Aggregation_Seasons_DailyValues_SWC_SD" <text:s text:c="17"/></text:p>
      <text:p text:style-name="P59">[31] "Aggregation_Seasons_DailyValues_SWP_Mean" <text:s text:c="15"/></text:p>
      <text:p text:style-name="P59"><text:soft-page-break/>[32] "Aggregation_Seasons_DailyValues_SWP_SD" <text:s text:c="17"/></text:p>
      <text:p text:style-name="P59">[33] "Aggregation_Seasons_DailyValues_Snowfall_Mean" <text:s text:c="10"/></text:p>
      <text:p text:style-name="P59">[34] "Aggregation_Seasons_DailyValues_Snowfall_SD" <text:s text:c="12"/></text:p>
      <text:p text:style-name="P59">[35] "Aggregation_Seasons_DailyValues_Snowmelt_Mean" <text:s text:c="10"/></text:p>
      <text:p text:style-name="P59">[36] "Aggregation_Seasons_DailyValues_Snowmelt_SD" <text:s text:c="12"/></text:p>
      <text:p text:style-name="P59">[37] "Aggregation_Seasons_DailyValues_Snowpack_Mean" <text:s text:c="10"/></text:p>
      <text:p text:style-name="P59">[38] "Aggregation_Seasons_DailyValues_Snowpack_SD" <text:s text:c="12"/></text:p>
      <text:p text:style-name="P59">[39] "Aggregation_Seasons_DailyValues_TemperatureMax_Mean" <text:s text:c="4"/></text:p>
      <text:p text:style-name="P59">[40] "Aggregation_Seasons_DailyValues_TemperatureMax_SD" <text:s text:c="6"/></text:p>
      <text:p text:style-name="P59">[41] "Aggregation_Seasons_DailyValues_TemperatureMin_Mean" <text:s text:c="4"/></text:p>
      <text:p text:style-name="P59">[42] "Aggregation_Seasons_DailyValues_TemperatureMin_SD" <text:s text:c="6"/></text:p>
      <text:p text:style-name="P59">[43] "Aggregation_Seasons_DailyValues_TotalPrecipitation_Mean" </text:p>
      <text:p text:style-name="P59">[44] "Aggregation_Seasons_DailyValues_TotalPrecipitation_SD" <text:s text:c="2"/></text:p>
      <text:p text:style-name="P59">[45] "Aggregation_Seasons_DailyValues_Transpiration_Mean" <text:s text:c="5"/></text:p>
      <text:p text:style-name="P59">[46] "Aggregation_Seasons_DailyValues_Transpiration_SD" <text:s text:c="7"/></text:p>
      <text:p text:style-name="P59">[47] "Aggregation_Seasons_DailyValues_VWC_Mean" <text:s text:c="15"/></text:p>
      <text:p text:style-name="P59">[48] "Aggregation_Seasons_DailyValues_VWC_SD"</text:p>
      <text:p text:style-name="P70"/>
      <text:p text:style-name="P46"><text:span text:style-name="T23">#</text:span><text:span text:style-name="T24">Let us find out the column names in table </text:span><text:span text:style-name="T23">Aggregation_Overall_Mean</text:span></text:p>
      <text:p text:style-name="P66">colNames &lt;- dbListFields(con,name=Tables[1]) #index for table is 1 in Tables</text:p>
      <text:p text:style-name="P66">colNames</text:p>
      <text:p text:style-name="P60"><text:s text:c="2"/>[1] "P_id" <text:s text:c="93"/></text:p>
      <text:p text:style-name="P60"><text:s text:c="2"/>[2] "RunID" <text:s text:c="92"/></text:p>
      <text:p text:style-name="P60"><text:s text:c="2"/>[3] "Labels" <text:s text:c="91"/></text:p>
      <text:p text:style-name="P60"><text:s text:c="2"/>[4] "ID" <text:s text:c="95"/></text:p>
      <text:p text:style-name="P60"><text:s text:c="2"/>[5] "Region" <text:s text:c="91"/></text:p>
      <text:p text:style-name="P60"><text:s text:c="2"/>[6] "X_WGS84"</text:p>
      <text:p text:style-name="P60">…............</text:p>
      <text:p text:style-name="P71"/>
      <text:p text:style-name="P60">#Let get the header columns. Header is the first columns until Scenario column</text:p>
      <text:p text:style-name="P49"><text:span text:style-name="T24">headerColumns &lt;- colNames[1:which(colNames == </text:span><text:span text:style-name="T25">"</text:span><text:span text:style-name="T24">Scenario</text:span><text:span text:style-name="T25">"</text:span><text:span text:style-name="T24">)]</text:span></text:p>
      <text:p text:style-name="P71"/>
      <text:p text:style-name="P60">#Lets add the header and the value we are going to look at</text:p>
      <text:p text:style-name="P49"><text:span text:style-name="T24">fetchColumns &lt;- c(headerColumns, colNames[which(colNames==</text:span><text:span text:style-name="T25">"</text:span><text:span text:style-name="T24">TtoAET_mean</text:span><text:span text:style-name="T25">"</text:span><text:span text:style-name="T24">)])</text:span></text:p>
      <text:p text:style-name="P71"/>
      <text:p text:style-name="P61">#Lets build our SQL string</text:p>
      <text:p text:style-name="P67">SQL&lt;-paste("SELECT ",paste(fetchColumns,sep="",collapse=",")," FROM ",Tables[1]," WHERE <text:span text:style-name="T29">Region=1 AND </text:span>Scenario='Current';",sep="")</text:p>
      <text:p text:style-name="P67">SQL</text:p>
      <text:p text:style-name="P62">[1] "SELECT P_id,RunID,Labels,ID,Region,X_WGS84,YearStart,SimStartYear,YearEnd,Y_WGS84,ELEV_m,Mask_Current,Mask_Future,Experimental_Label,LookupWeatherFolder,PotentialNaturalVegetation_CompositionShrubsC3C4_Paruelo1996,PotentialNaturalVegetation_CompositionShrubs_Fraction,PotentialNaturalVegetation_CompositionC3_Fraction,PotentialNaturalVegetation_CompositionC4_Fraction,PotentialNaturalVegetation_CompositionAnnuals_Fraction,AdjMonthlyBioMass_Precipitation,AdjMonthlyBioMass_Temperature,AdjRootProfile,RootProfile_C3,RootProfile_C4,RootProfile_Shrubs,Vegetation_TotalBiomass_ScalingFactor,Vegetation_Litter_ScalingFactor,Scenario,TtoAET_mean FROM Aggregation_Overall_Mean WHERE <text:span text:style-name="T29">Region=1</text:span> AND Scenario='Current';"</text:p>
      <text:p text:style-name="P72"/>
      <text:p text:style-name="P62">#Get the data</text:p>
      <text:p text:style-name="P49"><text:span text:style-name="T27">ScenarioD</text:span><text:span text:style-name="T25">ata &lt;- dbGetQuery(con, SQL)</text:span></text:p>
      <text:p text:style-name="P72"/>
      <text:p text:style-name="P47"><text:span text:style-name="T26">#</text:span><text:span text:style-name="T27">Get Ensemble Data</text:span></text:p>
      <text:p text:style-name="P63">#Create a new connection to the ensemble database</text:p>
      <text:p text:style-name="P68">Econ &lt;- dbConnect(drv, "/home/ryan/Documents/Work/1_PC_TempDry_Simulations_Prj04_r1_Rsoilwat/4_Data_SWOutputAggregated/dbEnsemble_Aggregation_Overall.db")</text:p>
      <text:p text:style-name="P63"/>
      <text:p text:style-name="P63"><text:soft-page-break/>#Get tables</text:p>
      <text:p text:style-name="P68">eTables&lt;-dbListTables(Econ) </text:p>
      <text:p text:style-name="P68">eTables</text:p>
      <text:p text:style-name="P63"><text:s/>[1] "Ensemble_SRESA2_Rank02_20130520_PC_TemperateArid_Prj04r1_v49_Means" <text:s text:c="7"/></text:p>
      <text:p text:style-name="P63"><text:s/>[2] "Ensemble_SRESA2_Rank02_20130520_PC_TemperateArid_Prj04r1_v49_SDs" <text:s text:c="9"/></text:p>
      <text:p text:style-name="P63"><text:s/>[3] "Ensemble_SRESA2_Rank02_20130520_PC_TemperateArid_Prj04r1_v49_ScenarioRanks" </text:p>
      <text:p text:style-name="P63"><text:s/>[4] "Ensemble_SRESA2_Rank08_20130520_PC_TemperateArid_Prj04r1_v49_Means" <text:s text:c="7"/></text:p>
      <text:p text:style-name="P63"><text:s/>[5] "Ensemble_SRESA2_Rank08_20130520_PC_TemperateArid_Prj04r1_v49_SDs" <text:s text:c="9"/></text:p>
      <text:p text:style-name="P63"><text:s/>[6] "Ensemble_SRESA2_Rank08_20130520_PC_TemperateArid_Prj04r1_v49_ScenarioRanks" </text:p>
      <text:p text:style-name="P63"><text:s/>[7] "Ensemble_SRESA2_Rank15_20130520_PC_TemperateArid_Prj04r1_v49_Means" <text:s text:c="7"/></text:p>
      <text:p text:style-name="P63"><text:s/>[8] "Ensemble_SRESA2_Rank15_20130520_PC_TemperateArid_Prj04r1_v49_SDs" <text:s text:c="9"/></text:p>
      <text:p text:style-name="P63"><text:s/>[9] "Ensemble_SRESA2_Rank15_20130520_PC_TemperateArid_Prj04r1_v49_ScenarioRanks" </text:p>
      <text:p text:style-name="P63">[10] "Ensemble_SRESB1_Rank02_20130520_PC_TemperateArid_Prj04r1_v49_Means" <text:s text:c="7"/></text:p>
      <text:p text:style-name="P63">[11] "Ensemble_SRESB1_Rank02_20130520_PC_TemperateArid_Prj04r1_v49_SDs" <text:s text:c="9"/></text:p>
      <text:p text:style-name="P63">[12] "Ensemble_SRESB1_Rank02_20130520_PC_TemperateArid_Prj04r1_v49_ScenarioRanks" </text:p>
      <text:p text:style-name="P63">[13] "Ensemble_SRESB1_Rank08_20130520_PC_TemperateArid_Prj04r1_v49_Means" <text:s text:c="7"/></text:p>
      <text:p text:style-name="P63">[14] "Ensemble_SRESB1_Rank08_20130520_PC_TemperateArid_Prj04r1_v49_SDs" <text:s text:c="9"/></text:p>
      <text:p text:style-name="P63">[15] "Ensemble_SRESB1_Rank08_20130520_PC_TemperateArid_Prj04r1_v49_ScenarioRanks" </text:p>
      <text:p text:style-name="P63">[16] "Ensemble_SRESB1_Rank15_20130520_PC_TemperateArid_Prj04r1_v49_Means" <text:s text:c="7"/></text:p>
      <text:p text:style-name="P63">[17] "Ensemble_SRESB1_Rank15_20130520_PC_TemperateArid_Prj04r1_v49_SDs" <text:s text:c="9"/></text:p>
      <text:p text:style-name="P63">[18] "Ensemble_SRESB1_Rank15_20130520_PC_TemperateArid_Prj04r1_v49_ScenarioRanks"</text:p>
      <text:p text:style-name="P63"/>
      <text:p text:style-name="P63">#Look at SRESA2 rank 08. We can reuse the column names we made but replace Scenario with EnsembleName and add Level</text:p>
      <text:p text:style-name="P69">fetchColumns&lt;-gsub(pattern="Scenario", replacement="EnsembleName", x=fetchColumns) </text:p>
      <text:p text:style-name="P69">fetchColumns&lt;-c(fetchColumns[1:which(fetchColumns=="EnsembleName")],"Level",fetchColumns[-(1:which(fetchColumns=="EnsembleName"))])</text:p>
      <text:p text:style-name="P48"><text:span text:style-name="T27">eSQL &lt;- </text:span><text:span text:style-name="T25">paste("SELECT ",paste(fetchColumns,sep="",collapse=",")," FROM ",</text:span><text:span text:style-name="T27">e</text:span><text:span text:style-name="T25">Tables[1]," WHERE </text:span><text:span text:style-name="T28">Region=1</text:span><text:span text:style-name="T25">;",sep="")</text:span></text:p>
      <text:p text:style-name="P73"/>
      <text:p text:style-name="P64">#Now get our Data</text:p>
      <text:p text:style-name="P69">EnsembleData &lt;- dbGetQuery(Econ,eSQL)</text:p>
      <text:p text:style-name="P74"/>
      <text:p text:style-name="P64">#Now we can compare a scenario run to the ensemble data</text:p>
      <text:p text:style-name="P69">&gt; ScenarioData$TtoAET_mean<text:span text:style-name="T29">[1]</text:span></text:p>
      <text:p text:style-name="P64">[1] 0.2166366</text:p>
      <text:p text:style-name="P69">&gt; EnsembleData$TtoAET_mean[1:5]</text:p>
      <text:p text:style-name="P64">[1] 0.1817833 0.1506032 0.1984648 0.1759483 0.1599423</text:p>
      <text:p text:style-name="P74"/>
      <text:p text:style-name="P64">#Write that that data out to file with header information.</text:p>
      <text:p text:style-name="P74">write.csv(ScenarioData,file="ScenarioData_TtoAET_mean.csv")</text:p>
      <text:p text:style-name="P74">write.csv(EnsembleData,file=”EnsembleData_TtoAET_mean.cs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Monospace" svg:font-family="Monospace" style:font-family-generic="roman"/>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an Murphy</meta:initial-creator>
    <meta:creation-date>2013-08-20T09:42:20</meta:creation-date>
    <dc:date>2013-09-10T16:00:04.099925000</dc:date>
    <meta:editing-duration>PT1H15M6S</meta:editing-duration>
    <meta:editing-cycles>9</meta:editing-cycles>
    <meta:generator>LibreOffice/4.1.1.2$MacOSX_x86 LibreOffice_project/7e4286b58adc75a14f6d83f53a03b6c11fa2903</meta:generator>
    <meta:document-statistic meta:table-count="0" meta:image-count="0" meta:object-count="0" meta:page-count="6" meta:paragraph-count="202" meta:word-count="1418" meta:character-count="15193" meta:non-whitespace-character-count="12927"/>
  </office:meta>
</office:document-meta>
</file>